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7pt" officeooo:rsid="00758099" officeooo:paragraph-rsid="011d7e48" style:font-size-asian="7pt" style:font-size-complex="7pt"/>
    </style:style>
    <style:style style:name="P2" style:family="paragraph" style:parent-style-name="Text_20_body">
      <style:text-properties officeooo:rsid="01233c90" officeooo:paragraph-rsid="01233c90"/>
    </style:style>
    <style:style style:name="P3" style:family="paragraph" style:parent-style-name="Text_20_body">
      <style:text-properties officeooo:rsid="01233c90" officeooo:paragraph-rsid="0123a683"/>
    </style:style>
    <style:style style:name="P4" style:family="paragraph" style:parent-style-name="Text_20_body">
      <style:text-properties fo:color="#ff3333" fo:font-weight="bold" officeooo:rsid="00e598cd" officeooo:paragraph-rsid="01233c90" style:font-weight-asian="bold" style:font-weight-complex="bold"/>
    </style:style>
    <style:style style:name="P5" style:family="paragraph" style:parent-style-name="Text_20_body">
      <style:text-properties officeooo:rsid="0123a683" officeooo:paragraph-rsid="0123a683"/>
    </style:style>
    <style:style style:name="P6" style:family="paragraph" style:parent-style-name="Text_20_body">
      <style:text-properties officeooo:rsid="0123a683" officeooo:paragraph-rsid="01233c90"/>
    </style:style>
    <style:style style:name="P7" style:family="paragraph" style:parent-style-name="Text_20_body" style:list-style-name="L1">
      <style:text-properties officeooo:rsid="0123a683" officeooo:paragraph-rsid="0123a683"/>
    </style:style>
    <style:style style:name="P8" style:family="paragraph" style:parent-style-name="Text_20_body" style:list-style-name="L2">
      <style:text-properties officeooo:rsid="0123a683" officeooo:paragraph-rsid="0123a683"/>
    </style:style>
    <style:style style:name="P9" style:family="paragraph" style:parent-style-name="Text_20_body" style:list-style-name="L1">
      <style:text-properties officeooo:rsid="01233c90" officeooo:paragraph-rsid="0123a683"/>
    </style:style>
    <style:style style:name="P10" style:family="paragraph" style:parent-style-name="Text_20_body">
      <style:text-properties officeooo:rsid="01233c90" officeooo:paragraph-rsid="01233c90"/>
    </style:style>
    <style:style style:name="P11" style:family="paragraph" style:parent-style-name="Text_20_body" style:list-style-name="L2">
      <style:text-properties officeooo:rsid="01233c90" officeooo:paragraph-rsid="0123a683"/>
    </style:style>
    <style:style style:name="T1" style:family="text">
      <style:text-properties officeooo:rsid="00e91d1a"/>
    </style:style>
    <style:style style:name="T2" style:family="text">
      <style:text-properties officeooo:rsid="01233c90"/>
    </style:style>
    <style:style style:name="T3" style:family="text">
      <style:text-properties officeooo:rsid="0123a6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mplementing pins library stub for new hardware</text:h>
      <text:p text:style-name="P1">190<text:span text:style-name="T1">918</text:span>, updated <text:span text:style-name="T1">18</text:span>.<text:span text:style-name="T1">9</text:span>.2019/pekka</text:p>
      <text:p text:style-name="P6">Example: Implement Raspberry PI IO trough pins library</text:p>
      <text:list xml:id="list361366776" text:style-name="L1">
        <text:list-item>
          <text:p text:style-name="P9">Copy <text:span text:style-name="T3">pins/code/arduino/pins_basics.c to code/linux/pins_basics_pi.c</text:span></text:p>
        </text:list-item>
        <text:list-item>
          <text:p text:style-name="P7">If there is no pins_hw_defs.h in linux folder, copy it also.</text:p>
        </text:list-item>
      </text:list>
      <text:p text:style-name="P2"/>
      <text:p text:style-name="P2">Example: Run Jane on Raspberry pi.</text:p>
      <text:p text:style-name="P5">Jane was originally tested with hardware named “carol”, which is ESP32 with arduino libraries wired to control specific set of inputs and outputs. I name the new hardware “david”.</text:p>
      <text:list xml:id="list2653553718" text:style-name="L2">
        <text:list-item>
          <text:p text:style-name="P11">Copy <text:span text:style-name="T3">jane-io.json and cpins.sh from </text:span>jane/pins/carol <text:span text:style-name="T3">to <text:s/></text:span>jane/pins/<text:span text:style-name="T3">david.</text:span></text:p>
        </text:list-item>
        <text:list-item>
          <text:p text:style-name="P8">Modify the jane-io.json to reflect Raspberry PI IO wiring.</text:p>
        </text:list-item>
        <text:list-item>
          <text:p text:style-name="P8">The cpins.sh should not need any modification.</text:p>
        </text:list-item>
        <text:list-item>
          <text:p text:style-name="P8">Run cpins.sh in the <text:span text:style-name="T2">jane/pins/</text:span>david <text:s/>directory to generate jane-io.c and jane-io.h for the Raspberry.</text:p>
        </text:list-item>
      </text:list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09-18T05:54:10.743556346</dc:date>
    <meta:editing-duration>P2DT10H41M32S</meta:editing-duration>
    <meta:editing-cycles>240</meta:editing-cycles>
    <meta:generator>LibreOffice/6.2.4.2$Linux_X86_64 LibreOffice_project/20$Build-2</meta:generator>
    <meta:document-statistic meta:table-count="0" meta:image-count="0" meta:object-count="0" meta:page-count="1" meta:paragraph-count="11" meta:word-count="112" meta:character-count="755" meta:non-whitespace-character-count="658"/>
  </office:meta>
</office:document-meta>
</file>